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heet 1">
        <table:table-row>
          <table:table-cell office:value-type="string">
            <text:p>Nodes</text:p>
          </table:table-cell>
          <table:table-cell office:value-type="string">
            <text:p>Layers</text:p>
          </table:table-cell>
          <table:table-cell office:value-type="string">
            <text:p>pos_perc</text:p>
          </table:table-cell>
          <table:table-cell office:value-type="string">
            <text:p>time1</text:p>
          </table:table-cell>
          <table:table-cell office:value-type="string">
            <text:p>time2</text:p>
          </table:table-cell>
          <table:table-cell office:value-type="string">
            <text:p>time3</text:p>
          </table:table-cell>
          <table:table-cell office:value-type="string">
            <text:p>time4</text:p>
          </table:table-cell>
          <table:table-cell office:value-type="string">
            <text:p>time5</text:p>
          </table:table-cell>
          <table:table-cell office:value-type="string">
            <text:p>time6</text:p>
          </table:table-cell>
          <table:table-cell office:value-type="string">
            <text:p>time7</text:p>
          </table:table-cell>
          <table:table-cell office:value-type="string">
            <text:p>out_stars1</text:p>
          </table:table-cell>
          <table:table-cell office:value-type="string">
            <text:p>out_stars2</text:p>
          </table:table-cell>
          <table:table-cell office:value-type="string">
            <text:p>out_stars3</text:p>
          </table:table-cell>
          <table:table-cell office:value-type="string">
            <text:p>out_stars4</text:p>
          </table:table-cell>
          <table:table-cell office:value-type="string">
            <text:p>out_stars5</text:p>
          </table:table-cell>
          <table:table-cell office:value-type="string">
            <text:p>out_stars6</text:p>
          </table:table-cell>
          <table:table-cell office:value-type="string">
            <text:p>out_stars7</text:p>
          </table:table-cell>
        </table:table-row>
        <table:table-row/>
        <table:table-row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0.1</text:p>
          </table:table-cell>
          <table:table-cell office:value-type="string">
            <text:p>0.3700305461883545</text:p>
          </table:table-cell>
          <table:table-cell office:value-type="string">
            <text:p>0.47783479690551756</text:p>
          </table:table-cell>
          <table:table-cell office:value-type="string">
            <text:p>0.598514986038208</text:p>
          </table:table-cell>
          <table:table-cell office:value-type="string">
            <text:p>0.9360785484313965</text:p>
          </table:table-cell>
          <table:table-cell office:value-type="string">
            <text:p>1.1118733882904053</text:p>
          </table:table-cell>
          <table:table-cell office:value-type="string">
            <text:p>1.352739191055298</text:p>
          </table:table-cell>
          <table:table-cell office:value-type="string">
            <text:p>4.4</text:p>
          </table:table-cell>
          <table:table-cell office:value-type="string">
            <text:p>5.4</text:p>
          </table:table-cell>
          <table:table-cell office:value-type="string">
            <text:p>7.0</text:p>
          </table:table-cell>
          <table:table-cell office:value-type="string">
            <text:p>7.0</text:p>
          </table:table-cell>
          <table:table-cell office:value-type="string">
            <text:p>7.0</text:p>
          </table:table-cell>
          <table:table-cell office:value-type="string">
            <text:p>7.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0.3</text:p>
          </table:table-cell>
          <table:table-cell office:value-type="string">
            <text:p>0.045425033569335936</text:p>
          </table:table-cell>
          <table:table-cell office:value-type="string">
            <text:p>0.12419495582580567</text:p>
          </table:table-cell>
          <table:table-cell office:value-type="string">
            <text:p>0.21527323722839356</text:p>
          </table:table-cell>
          <table:table-cell office:value-type="string">
            <text:p>0.33133797645568847</text:p>
          </table:table-cell>
          <table:table-cell office:value-type="string">
            <text:p>0.44107422828674314</text:p>
          </table:table-cell>
          <table:table-cell office:value-type="string">
            <text:p>0.5569191932678222</text:p>
          </table:table-cell>
          <table:table-cell office:value-type="string">
            <text:p>3.0</text:p>
          </table:table-cell>
          <table:table-cell office:value-type="string">
            <text:p>4.4</text:p>
          </table:table-cell>
          <table:table-cell office:value-type="string">
            <text:p>4.6</text:p>
          </table:table-cell>
          <table:table-cell office:value-type="string">
            <text:p>4.8</text:p>
          </table:table-cell>
          <table:table-cell office:value-type="string">
            <text:p>5.0</text:p>
          </table:table-cell>
          <table:table-cell office:value-type="string">
            <text:p>6.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0.5</text:p>
          </table:table-cell>
          <table:table-cell office:value-type="string">
            <text:p>0.04012875556945801</text:p>
          </table:table-cell>
          <table:table-cell office:value-type="string">
            <text:p>0.10642223358154297</text:p>
          </table:table-cell>
          <table:table-cell office:value-type="string">
            <text:p>0.21695213317871093</text:p>
          </table:table-cell>
          <table:table-cell office:value-type="string">
            <text:p>0.36699986457824707</text:p>
          </table:table-cell>
          <table:table-cell office:value-type="string">
            <text:p>0.5253427982330322</text:p>
          </table:table-cell>
          <table:table-cell office:value-type="string">
            <text:p>0.8024065017700195</text:p>
          </table:table-cell>
          <table:table-cell office:value-type="string">
            <text:p>3.4</text:p>
          </table:table-cell>
          <table:table-cell office:value-type="string">
            <text:p>5.2</text:p>
          </table:table-cell>
          <table:table-cell office:value-type="string">
            <text:p>7.8</text:p>
          </table:table-cell>
          <table:table-cell office:value-type="string">
            <text:p>8.0</text:p>
          </table:table-cell>
          <table:table-cell office:value-type="string">
            <text:p>17.2</text:p>
          </table:table-cell>
          <table:table-cell office:value-type="string">
            <text:p>17.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0.7</text:p>
          </table:table-cell>
          <table:table-cell office:value-type="string">
            <text:p>0.032733821868896486</text:p>
          </table:table-cell>
          <table:table-cell office:value-type="string">
            <text:p>0.107295560836792</text:p>
          </table:table-cell>
          <table:table-cell office:value-type="string">
            <text:p>0.18064608573913574</text:p>
          </table:table-cell>
          <table:table-cell office:value-type="string">
            <text:p>0.26484432220458987</text:p>
          </table:table-cell>
          <table:table-cell office:value-type="string">
            <text:p>0.35912151336669923</text:p>
          </table:table-cell>
          <table:table-cell office:value-type="string">
            <text:p>0.4666719913482666</text:p>
          </table:table-cell>
          <table:table-cell office:value-type="string">
            <text:p>4.2</text:p>
          </table:table-cell>
          <table:table-cell office:value-type="string">
            <text:p>4.2</text:p>
          </table:table-cell>
          <table:table-cell office:value-type="string">
            <text:p>5.2</text:p>
          </table:table-cell>
          <table:table-cell office:value-type="string">
            <text:p>5.8</text:p>
          </table:table-cell>
          <table:table-cell office:value-type="string">
            <text:p>6.4</text:p>
          </table:table-cell>
          <table:table-cell office:value-type="string">
            <text:p>7.6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0.9</text:p>
          </table:table-cell>
          <table:table-cell office:value-type="string">
            <text:p>0.03322138786315918</text:p>
          </table:table-cell>
          <table:table-cell office:value-type="string">
            <text:p>0.08825726509094238</text:p>
          </table:table-cell>
          <table:table-cell office:value-type="string">
            <text:p>0.14545979499816894</text:p>
          </table:table-cell>
          <table:table-cell office:value-type="string">
            <text:p>0.20317530632019043</text:p>
          </table:table-cell>
          <table:table-cell office:value-type="string">
            <text:p>0.266965389251709</text:p>
          </table:table-cell>
          <table:table-cell office:value-type="string">
            <text:p>0.34819903373718264</text:p>
          </table:table-cell>
          <table:table-cell office:value-type="string">
            <text:p>3.4</text:p>
          </table:table-cell>
          <table:table-cell office:value-type="string">
            <text:p>3.4</text:p>
          </table:table-cell>
          <table:table-cell office:value-type="string">
            <text:p>3.4</text:p>
          </table:table-cell>
          <table:table-cell office:value-type="string">
            <text:p>3.8</text:p>
          </table:table-cell>
          <table:table-cell office:value-type="string">
            <text:p>5.0</text:p>
          </table:table-cell>
          <table:table-cell office:value-type="string">
            <text:p>5.2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0.1</text:p>
          </table:table-cell>
          <table:table-cell office:value-type="string">
            <text:p>0.0540257453918457</text:p>
          </table:table-cell>
          <table:table-cell office:value-type="string">
            <text:p>0.1974696159362793</text:p>
          </table:table-cell>
          <table:table-cell office:value-type="string">
            <text:p>0.3790433406829834</text:p>
          </table:table-cell>
          <table:table-cell office:value-type="string">
            <text:p>0.5622894763946533</text:p>
          </table:table-cell>
          <table:table-cell office:value-type="string">
            <text:p>0.7353476047515869</text:p>
          </table:table-cell>
          <table:table-cell office:value-type="string">
            <text:p>0.9102431297302246</text:p>
          </table:table-cell>
          <table:table-cell office:value-type="string">
            <text:p>6.6</text:p>
          </table:table-cell>
          <table:table-cell office:value-type="string">
            <text:p>8.4</text:p>
          </table:table-cell>
          <table:table-cell office:value-type="string">
            <text:p>9.0</text:p>
          </table:table-cell>
          <table:table-cell office:value-type="string">
            <text:p>9.0</text:p>
          </table:table-cell>
          <table:table-cell office:value-type="string">
            <text:p>9.0</text:p>
          </table:table-cell>
          <table:table-cell office:value-type="string">
            <text:p>9.0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0.3</text:p>
          </table:table-cell>
          <table:table-cell office:value-type="string">
            <text:p>0.04504799842834473</text:p>
          </table:table-cell>
          <table:table-cell office:value-type="string">
            <text:p>0.17074308395385743</text:p>
          </table:table-cell>
          <table:table-cell office:value-type="string">
            <text:p>0.38904800415039065</text:p>
          </table:table-cell>
          <table:table-cell office:value-type="string">
            <text:p>0.6520540714263916</text:p>
          </table:table-cell>
          <table:table-cell office:value-type="string">
            <text:p>0.9233548164367675</text:p>
          </table:table-cell>
          <table:table-cell office:value-type="string">
            <text:p>1.191494083404541</text:p>
          </table:table-cell>
          <table:table-cell office:value-type="string">
            <text:p>5.6</text:p>
          </table:table-cell>
          <table:table-cell office:value-type="string">
            <text:p>11.4</text:p>
          </table:table-cell>
          <table:table-cell office:value-type="string">
            <text:p>15.0</text:p>
          </table:table-cell>
          <table:table-cell office:value-type="string">
            <text:p>15.4</text:p>
          </table:table-cell>
          <table:table-cell office:value-type="string">
            <text:p>15.4</text:p>
          </table:table-cell>
          <table:table-cell office:value-type="string">
            <text:p>16.0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0.5</text:p>
          </table:table-cell>
          <table:table-cell office:value-type="string">
            <text:p>0.048226451873779295</text:p>
          </table:table-cell>
          <table:table-cell office:value-type="string">
            <text:p>0.20443015098571776</text:p>
          </table:table-cell>
          <table:table-cell office:value-type="string">
            <text:p>0.48770794868469236</text:p>
          </table:table-cell>
          <table:table-cell office:value-type="string">
            <text:p>0.9212093830108643</text:p>
          </table:table-cell>
          <table:table-cell office:value-type="string">
            <text:p>1.4826934814453125</text:p>
          </table:table-cell>
          <table:table-cell office:value-type="string">
            <text:p>2.7069138050079347</text:p>
          </table:table-cell>
          <table:table-cell office:value-type="string">
            <text:p>7.6</text:p>
          </table:table-cell>
          <table:table-cell office:value-type="string">
            <text:p>14.2</text:p>
          </table:table-cell>
          <table:table-cell office:value-type="string">
            <text:p>24.4</text:p>
          </table:table-cell>
          <table:table-cell office:value-type="string">
            <text:p>28.4</text:p>
          </table:table-cell>
          <table:table-cell office:value-type="string">
            <text:p>83.2</text:p>
          </table:table-cell>
          <table:table-cell office:value-type="string">
            <text:p>96.2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0.7</text:p>
          </table:table-cell>
          <table:table-cell office:value-type="string">
            <text:p>0.039715909957885744</text:p>
          </table:table-cell>
          <table:table-cell office:value-type="string">
            <text:p>0.140971040725708</text:p>
          </table:table-cell>
          <table:table-cell office:value-type="string">
            <text:p>0.279616641998291</text:p>
          </table:table-cell>
          <table:table-cell office:value-type="string">
            <text:p>0.452581787109375</text:p>
          </table:table-cell>
          <table:table-cell office:value-type="string">
            <text:p>0.6765121936798095</text:p>
          </table:table-cell>
          <table:table-cell office:value-type="string">
            <text:p>0.9550963878631592</text:p>
          </table:table-cell>
          <table:table-cell office:value-type="string">
            <text:p>4.4</text:p>
          </table:table-cell>
          <table:table-cell office:value-type="string">
            <text:p>6.8</text:p>
          </table:table-cell>
          <table:table-cell office:value-type="string">
            <text:p>8.0</text:p>
          </table:table-cell>
          <table:table-cell office:value-type="string">
            <text:p>11.8</text:p>
          </table:table-cell>
          <table:table-cell office:value-type="string">
            <text:p>15.0</text:p>
          </table:table-cell>
          <table:table-cell office:value-type="string">
            <text:p>18.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0.9</text:p>
          </table:table-cell>
          <table:table-cell office:value-type="string">
            <text:p>0.05025014877319336</text:p>
          </table:table-cell>
          <table:table-cell office:value-type="string">
            <text:p>0.16839399337768554</text:p>
          </table:table-cell>
          <table:table-cell office:value-type="string">
            <text:p>0.2968943119049072</text:p>
          </table:table-cell>
          <table:table-cell office:value-type="string">
            <text:p>0.43569631576538087</text:p>
          </table:table-cell>
          <table:table-cell office:value-type="string">
            <text:p>0.5882324695587158</text:p>
          </table:table-cell>
          <table:table-cell office:value-type="string">
            <text:p>0.822905158996582</text:p>
          </table:table-cell>
          <table:table-cell office:value-type="string">
            <text:p>5.8</text:p>
          </table:table-cell>
          <table:table-cell office:value-type="string">
            <text:p>6.6</text:p>
          </table:table-cell>
          <table:table-cell office:value-type="string">
            <text:p>6.6</text:p>
          </table:table-cell>
          <table:table-cell office:value-type="string">
            <text:p>7.4</text:p>
          </table:table-cell>
          <table:table-cell office:value-type="string">
            <text:p>12.8</text:p>
          </table:table-cell>
          <table:table-cell office:value-type="string">
            <text:p>13.8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0.1</text:p>
          </table:table-cell>
          <table:table-cell office:value-type="string">
            <text:p>0.0714381217956543</text:p>
          </table:table-cell>
          <table:table-cell office:value-type="string">
            <text:p>0.36525921821594237</text:p>
          </table:table-cell>
          <table:table-cell office:value-type="string">
            <text:p>0.6695670127868653</text:p>
          </table:table-cell>
          <table:table-cell office:value-type="string">
            <text:p>0.9812262058258057</text:p>
          </table:table-cell>
          <table:table-cell office:value-type="string">
            <text:p>1.299393606185913</text:p>
          </table:table-cell>
          <table:table-cell office:value-type="string">
            <text:p>1.6310426235198974</text:p>
          </table:table-cell>
          <table:table-cell office:value-type="string">
            <text:p>14.2</text:p>
          </table:table-cell>
          <table:table-cell office:value-type="string">
            <text:p>15.0</text:p>
          </table:table-cell>
          <table:table-cell office:value-type="string">
            <text:p>15.2</text:p>
          </table:table-cell>
          <table:table-cell office:value-type="string">
            <text:p>15.2</text:p>
          </table:table-cell>
          <table:table-cell office:value-type="string">
            <text:p>15.2</text:p>
          </table:table-cell>
          <table:table-cell office:value-type="string">
            <text:p>15.2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0.3</text:p>
          </table:table-cell>
          <table:table-cell office:value-type="string">
            <text:p>0.07714290618896484</text:p>
          </table:table-cell>
          <table:table-cell office:value-type="string">
            <text:p>0.4049049377441406</text:p>
          </table:table-cell>
          <table:table-cell office:value-type="string">
            <text:p>1.1092803955078125</text:p>
          </table:table-cell>
          <table:table-cell office:value-type="string">
            <text:p>2.099829912185669</text:p>
          </table:table-cell>
          <table:table-cell office:value-type="string">
            <text:p>3.314182472229004</text:p>
          </table:table-cell>
          <table:table-cell office:value-type="string">
            <text:p>4.8763221263885494</text:p>
          </table:table-cell>
          <table:table-cell office:value-type="string">
            <text:p>11.8</text:p>
          </table:table-cell>
          <table:table-cell office:value-type="string">
            <text:p>33.6</text:p>
          </table:table-cell>
          <table:table-cell office:value-type="string">
            <text:p>57.8</text:p>
          </table:table-cell>
          <table:table-cell office:value-type="string">
            <text:p>62.4</text:p>
          </table:table-cell>
          <table:table-cell office:value-type="string">
            <text:p>91.4</text:p>
          </table:table-cell>
          <table:table-cell office:value-type="string">
            <text:p>92.2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0.5</text:p>
          </table:table-cell>
          <table:table-cell office:value-type="string">
            <text:p>0.06923513412475586</text:p>
          </table:table-cell>
          <table:table-cell office:value-type="string">
            <text:p>0.33536553382873535</text:p>
          </table:table-cell>
          <table:table-cell office:value-type="string">
            <text:p>0.9450882911682129</text:p>
          </table:table-cell>
          <table:table-cell office:value-type="string">
            <text:p>1.893592357635498</text:p>
          </table:table-cell>
          <table:table-cell office:value-type="string">
            <text:p>3.429844045639038</text:p>
          </table:table-cell>
          <table:table-cell office:value-type="string">
            <text:p>5.81124849319458</text:p>
          </table:table-cell>
          <table:table-cell office:value-type="string">
            <text:p>9.2</text:p>
          </table:table-cell>
          <table:table-cell office:value-type="string">
            <text:p>27.8</text:p>
          </table:table-cell>
          <table:table-cell office:value-type="string">
            <text:p>46.8</text:p>
          </table:table-cell>
          <table:table-cell office:value-type="string">
            <text:p>66.6</text:p>
          </table:table-cell>
          <table:table-cell office:value-type="string">
            <text:p>125.8</text:p>
          </table:table-cell>
          <table:table-cell office:value-type="string">
            <text:p>181.8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0.7</text:p>
          </table:table-cell>
          <table:table-cell office:value-type="string">
            <text:p>0.07071475982666016</text:p>
          </table:table-cell>
          <table:table-cell office:value-type="string">
            <text:p>0.37154064178466795</text:p>
          </table:table-cell>
          <table:table-cell office:value-type="string">
            <text:p>1.0096126079559327</text:p>
          </table:table-cell>
          <table:table-cell office:value-type="string">
            <text:p>1.9816447734832763</text:p>
          </table:table-cell>
          <table:table-cell office:value-type="string">
            <text:p>3.5122013092041016</text:p>
          </table:table-cell>
          <table:table-cell office:value-type="string">
            <text:p>6.27514419555664</text:p>
          </table:table-cell>
          <table:table-cell office:value-type="string">
            <text:p>12.0</text:p>
          </table:table-cell>
          <table:table-cell office:value-type="string">
            <text:p>29.0</text:p>
          </table:table-cell>
          <table:table-cell office:value-type="string">
            <text:p>53.0</text:p>
          </table:table-cell>
          <table:table-cell office:value-type="string">
            <text:p>66.6</text:p>
          </table:table-cell>
          <table:table-cell office:value-type="string">
            <text:p>146.8</text:p>
          </table:table-cell>
          <table:table-cell office:value-type="string">
            <text:p>237.8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0.9</text:p>
          </table:table-cell>
          <table:table-cell office:value-type="string">
            <text:p>0.06890711784362794</text:p>
          </table:table-cell>
          <table:table-cell office:value-type="string">
            <text:p>0.34613933563232424</text:p>
          </table:table-cell>
          <table:table-cell office:value-type="string">
            <text:p>0.6366550922393799</text:p>
          </table:table-cell>
          <table:table-cell office:value-type="string">
            <text:p>0.9666391849517822</text:p>
          </table:table-cell>
          <table:table-cell office:value-type="string">
            <text:p>1.3522795677185058</text:p>
          </table:table-cell>
          <table:table-cell office:value-type="string">
            <text:p>1.7748318672180177</text:p>
          </table:table-cell>
          <table:table-cell office:value-type="string">
            <text:p>12.8</text:p>
          </table:table-cell>
          <table:table-cell office:value-type="string">
            <text:p>13.4</text:p>
          </table:table-cell>
          <table:table-cell office:value-type="string">
            <text:p>15.8</text:p>
          </table:table-cell>
          <table:table-cell office:value-type="string">
            <text:p>19.0</text:p>
          </table:table-cell>
          <table:table-cell office:value-type="string">
            <text:p>20.6</text:p>
          </table:table-cell>
          <table:table-cell office:value-type="string">
            <text:p>20.6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0.1</text:p>
          </table:table-cell>
          <table:table-cell office:value-type="string">
            <text:p>0.14286580085754394</text:p>
          </table:table-cell>
          <table:table-cell office:value-type="string">
            <text:p>0.9389404296875</text:p>
          </table:table-cell>
          <table:table-cell office:value-type="string">
            <text:p>1.8694334030151367</text:p>
          </table:table-cell>
          <table:table-cell office:value-type="string">
            <text:p>2.80495548248291</text:p>
          </table:table-cell>
          <table:table-cell office:value-type="string">
            <text:p>3.7456372737884522</text:p>
          </table:table-cell>
          <table:table-cell office:value-type="string">
            <text:p>4.732915353775025</text:p>
          </table:table-cell>
          <table:table-cell office:value-type="string">
            <text:p>34.4</text:p>
          </table:table-cell>
          <table:table-cell office:value-type="string">
            <text:p>45.0</text:p>
          </table:table-cell>
          <table:table-cell office:value-type="string">
            <text:p>45.0</text:p>
          </table:table-cell>
          <table:table-cell office:value-type="string">
            <text:p>45.0</text:p>
          </table:table-cell>
          <table:table-cell office:value-type="string">
            <text:p>45.0</text:p>
          </table:table-cell>
          <table:table-cell office:value-type="string">
            <text:p>45.0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0.3</text:p>
          </table:table-cell>
          <table:table-cell office:value-type="string">
            <text:p>0.10103387832641601</text:p>
          </table:table-cell>
          <table:table-cell office:value-type="string">
            <text:p>0.4813690185546875</text:p>
          </table:table-cell>
          <table:table-cell office:value-type="string">
            <text:p>1.1406091690063476</text:p>
          </table:table-cell>
          <table:table-cell office:value-type="string">
            <text:p>2.1863095283508303</text:p>
          </table:table-cell>
          <table:table-cell office:value-type="string">
            <text:p>3.4943825244903564</text:p>
          </table:table-cell>
          <table:table-cell office:value-type="string">
            <text:p>5.046347522735596</text:p>
          </table:table-cell>
          <table:table-cell office:value-type="string">
            <text:p>14.2</text:p>
          </table:table-cell>
          <table:table-cell office:value-type="string">
            <text:p>25.2</text:p>
          </table:table-cell>
          <table:table-cell office:value-type="string">
            <text:p>44.6</text:p>
          </table:table-cell>
          <table:table-cell office:value-type="string">
            <text:p>59.8</text:p>
          </table:table-cell>
          <table:table-cell office:value-type="string">
            <text:p>70.8</text:p>
          </table:table-cell>
          <table:table-cell office:value-type="string">
            <text:p>84.6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0.5</text:p>
          </table:table-cell>
          <table:table-cell office:value-type="string">
            <text:p>0.0828780174255371</text:p>
          </table:table-cell>
          <table:table-cell office:value-type="string">
            <text:p>0.4599116325378418</text:p>
          </table:table-cell>
          <table:table-cell office:value-type="string">
            <text:p>1.202278995513916</text:p>
          </table:table-cell>
          <table:table-cell office:value-type="string">
            <text:p>2.3986104488372804</text:p>
          </table:table-cell>
          <table:table-cell office:value-type="string">
            <text:p>4.07665057182312</text:p>
          </table:table-cell>
          <table:table-cell office:value-type="string">
            <text:p>6.730490875244141</text:p>
          </table:table-cell>
          <table:table-cell office:value-type="string">
            <text:p>11.2</text:p>
          </table:table-cell>
          <table:table-cell office:value-type="string">
            <text:p>31.2</text:p>
          </table:table-cell>
          <table:table-cell office:value-type="string">
            <text:p>51.4</text:p>
          </table:table-cell>
          <table:table-cell office:value-type="string">
            <text:p>73.6</text:p>
          </table:table-cell>
          <table:table-cell office:value-type="string">
            <text:p>116.8</text:p>
          </table:table-cell>
          <table:table-cell office:value-type="string">
            <text:p>188.0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0.7</text:p>
          </table:table-cell>
          <table:table-cell office:value-type="string">
            <text:p>0.0900352954864502</text:p>
          </table:table-cell>
          <table:table-cell office:value-type="string">
            <text:p>0.5663064956665039</text:p>
          </table:table-cell>
          <table:table-cell office:value-type="string">
            <text:p>2.0212297439575195</text:p>
          </table:table-cell>
          <table:table-cell office:value-type="string">
            <text:p>3.970667028427124</text:p>
          </table:table-cell>
          <table:table-cell office:value-type="string">
            <text:p>7.93593111038208</text:p>
          </table:table-cell>
          <table:table-cell office:value-type="string">
            <text:p>14.290000295639038</text:p>
          </table:table-cell>
          <table:table-cell office:value-type="string">
            <text:p>16.2</text:p>
          </table:table-cell>
          <table:table-cell office:value-type="string">
            <text:p>76.0</text:p>
          </table:table-cell>
          <table:table-cell office:value-type="string">
            <text:p>95.8</text:p>
          </table:table-cell>
          <table:table-cell office:value-type="string">
            <text:p>162.0</text:p>
          </table:table-cell>
          <table:table-cell office:value-type="string">
            <text:p>283.2</text:p>
          </table:table-cell>
          <table:table-cell office:value-type="string">
            <text:p>503.4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0.9</text:p>
          </table:table-cell>
          <table:table-cell office:value-type="string">
            <text:p>0.06740942001342773</text:p>
          </table:table-cell>
          <table:table-cell office:value-type="string">
            <text:p>0.3698585033416748</text:p>
          </table:table-cell>
          <table:table-cell office:value-type="string">
            <text:p>0.8833778858184814</text:p>
          </table:table-cell>
          <table:table-cell office:value-type="string">
            <text:p>1.434166431427002</text:p>
          </table:table-cell>
          <table:table-cell office:value-type="string">
            <text:p>2.1009679794311524</text:p>
          </table:table-cell>
          <table:table-cell office:value-type="string">
            <text:p>2.9620079040527343</text:p>
          </table:table-cell>
          <table:table-cell office:value-type="string">
            <text:p>14.6</text:p>
          </table:table-cell>
          <table:table-cell office:value-type="string">
            <text:p>28.4</text:p>
          </table:table-cell>
          <table:table-cell office:value-type="string">
            <text:p>30.0</text:p>
          </table:table-cell>
          <table:table-cell office:value-type="string">
            <text:p>32.4</text:p>
          </table:table-cell>
          <table:table-cell office:value-type="string">
            <text:p>44.4</text:p>
          </table:table-cell>
          <table:table-cell office:value-type="string">
            <text:p>44.4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>
            <text:p>0.1</text:p>
          </table:table-cell>
          <table:table-cell office:value-type="string">
            <text:p>0.1270021915435791</text:p>
          </table:table-cell>
          <table:table-cell office:value-type="string">
            <text:p>0.9923171043395996</text:p>
          </table:table-cell>
          <table:table-cell office:value-type="string">
            <text:p>2.013725471496582</text:p>
          </table:table-cell>
          <table:table-cell office:value-type="string">
            <text:p>3.0213785648345945</text:p>
          </table:table-cell>
          <table:table-cell office:value-type="string">
            <text:p>4.0814605236053465</text:p>
          </table:table-cell>
          <table:table-cell office:value-type="string">
            <text:p>5.152257347106934</text:p>
          </table:table-cell>
          <table:table-cell office:value-type="string">
            <text:p>34.8</text:p>
          </table:table-cell>
          <table:table-cell office:value-type="string">
            <text:p>46.4</text:p>
          </table:table-cell>
          <table:table-cell office:value-type="string">
            <text:p>46.4</text:p>
          </table:table-cell>
          <table:table-cell office:value-type="string">
            <text:p>46.4</text:p>
          </table:table-cell>
          <table:table-cell office:value-type="string">
            <text:p>46.4</text:p>
          </table:table-cell>
          <table:table-cell office:value-type="string">
            <text:p>46.4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>
            <text:p>0.3</text:p>
          </table:table-cell>
          <table:table-cell office:value-type="string">
            <text:p>0.14800558090209961</text:p>
          </table:table-cell>
          <table:table-cell office:value-type="string">
            <text:p>1.1431020736694335</text:p>
          </table:table-cell>
          <table:table-cell office:value-type="string">
            <text:p>4.373884630203247</text:p>
          </table:table-cell>
          <table:table-cell office:value-type="string">
            <text:p>9.728468084335328</text:p>
          </table:table-cell>
          <table:table-cell office:value-type="string">
            <text:p>16.547599697113036</text:p>
          </table:table-cell>
          <table:table-cell office:value-type="string">
            <text:p>24.525863695144654</text:p>
          </table:table-cell>
          <table:table-cell office:value-type="string">
            <text:p>24.4</text:p>
          </table:table-cell>
          <table:table-cell office:value-type="string">
            <text:p>110.0</text:p>
          </table:table-cell>
          <table:table-cell office:value-type="string">
            <text:p>219.8</text:p>
          </table:table-cell>
          <table:table-cell office:value-type="string">
            <text:p>275.2</text:p>
          </table:table-cell>
          <table:table-cell office:value-type="string">
            <text:p>320.0</text:p>
          </table:table-cell>
          <table:table-cell office:value-type="string">
            <text:p>391.8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>
            <text:p>0.5</text:p>
          </table:table-cell>
          <table:table-cell office:value-type="string">
            <text:p>0.21150617599487304</text:p>
          </table:table-cell>
          <table:table-cell office:value-type="string">
            <text:p>2.156910800933838</text:p>
          </table:table-cell>
          <table:table-cell office:value-type="string">
            <text:p>14.667697143554687</text:p>
          </table:table-cell>
          <table:table-cell office:value-type="string">
            <text:p>68.95000352859498</text:p>
          </table:table-cell>
          <table:table-cell office:value-type="string">
            <text:p>191.2530993938446</text:p>
          </table:table-cell>
          <table:table-cell office:value-type="string">
            <text:p>427.99532928466795</text:p>
          </table:table-cell>
          <table:table-cell office:value-type="string">
            <text:p>47.4</text:p>
          </table:table-cell>
          <table:table-cell office:value-type="string">
            <text:p>320.4</text:p>
          </table:table-cell>
          <table:table-cell office:value-type="string">
            <text:p>1873.8</text:p>
          </table:table-cell>
          <table:table-cell office:value-type="string">
            <text:p>4764.0</text:p>
          </table:table-cell>
          <table:table-cell office:value-type="string">
            <text:p>7386.0</text:p>
          </table:table-cell>
          <table:table-cell office:value-type="string">
            <text:p>18449.6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>
            <text:p>0.7</text:p>
          </table:table-cell>
          <table:table-cell office:value-type="string">
            <text:p>0.14118366241455077</text:p>
          </table:table-cell>
          <table:table-cell office:value-type="string">
            <text:p>1.0755537509918214</text:p>
          </table:table-cell>
          <table:table-cell office:value-type="string">
            <text:p>3.842834711074829</text:p>
          </table:table-cell>
          <table:table-cell office:value-type="string">
            <text:p>10.216754055023193</text:p>
          </table:table-cell>
          <table:table-cell office:value-type="string">
            <text:p>25.529949998855592</text:p>
          </table:table-cell>
          <table:table-cell office:value-type="string">
            <text:p>59.45685496330261</text:p>
          </table:table-cell>
          <table:table-cell office:value-type="string">
            <text:p>23.6</text:p>
          </table:table-cell>
          <table:table-cell office:value-type="string">
            <text:p>99.0</text:p>
          </table:table-cell>
          <table:table-cell office:value-type="string">
            <text:p>199.4</text:p>
          </table:table-cell>
          <table:table-cell office:value-type="string">
            <text:p>601.8</text:p>
          </table:table-cell>
          <table:table-cell office:value-type="string">
            <text:p>824.2</text:p>
          </table:table-cell>
          <table:table-cell office:value-type="string">
            <text:p>4364.6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>
            <text:p>0.9</text:p>
          </table:table-cell>
          <table:table-cell office:value-type="string">
            <text:p>0.1598680019378662</text:p>
          </table:table-cell>
          <table:table-cell office:value-type="string">
            <text:p>1.1804145336151124</text:p>
          </table:table-cell>
          <table:table-cell office:value-type="string">
            <text:p>3.0069637298583984</text:p>
          </table:table-cell>
          <table:table-cell office:value-type="string">
            <text:p>8.46576657295227</text:p>
          </table:table-cell>
          <table:table-cell office:value-type="string">
            <text:p>14.542371702194213</text:p>
          </table:table-cell>
          <table:table-cell office:value-type="string">
            <text:p>23.79965682029724</text:p>
          </table:table-cell>
          <table:table-cell office:value-type="string">
            <text:p>49.2</text:p>
          </table:table-cell>
          <table:table-cell office:value-type="string">
            <text:p>59.0</text:p>
          </table:table-cell>
          <table:table-cell office:value-type="string">
            <text:p>255.8</text:p>
          </table:table-cell>
          <table:table-cell office:value-type="string">
            <text:p>278.2</text:p>
          </table:table-cell>
          <table:table-cell office:value-type="string">
            <text:p>286.2</text:p>
          </table:table-cell>
          <table:table-cell office:value-type="string">
            <text:p>492.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